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glan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eenland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olland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bano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unesia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l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anadu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amb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7:49:11.324654850</meta:creation-date>
    <dc:date>2020-06-13T08:09:37.698685955</dc:date>
    <meta:editing-duration>PT5S</meta:editing-duration>
    <meta:editing-cycles>1</meta:editing-cycles>
    <meta:document-statistic meta:table-count="1" meta:cell-count="52" meta:object-count="0"/>
    <meta:generator>LibreOffice/5.1.6.2$Linux_X86_64 LibreOffice_project/10m0$Build-2</meta:generator>
  </office:meta>
</office:document-meta>
</file>